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mpl.setT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Impl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Propert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Impl.get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setV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PropertyImpl( String name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mpl.set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mpl.convertType(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Impl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